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b69" officeooo:paragraph-rsid="0002db69"/>
    </style:style>
    <style:style style:name="P2" style:family="paragraph" style:parent-style-name="Standard">
      <style:paragraph-properties fo:text-align="center" style:justify-single-word="false"/>
      <style:text-properties officeooo:rsid="0002db69" officeooo:paragraph-rsid="0002db69"/>
    </style:style>
    <style:style style:name="P3" style:family="paragraph" style:parent-style-name="Standard">
      <style:text-properties fo:font-weight="bold" officeooo:rsid="0002db69" officeooo:paragraph-rsid="0002db6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67a7" officeooo:paragraph-rsid="001567a7" style:font-weight-asian="bold" style:font-weight-complex="bold"/>
    </style:style>
    <style:style style:name="P5" style:family="paragraph" style:parent-style-name="Standard">
      <style:text-properties officeooo:rsid="00041851" officeooo:paragraph-rsid="00041851"/>
    </style:style>
    <style:style style:name="P6" style:family="paragraph" style:parent-style-name="Standard">
      <style:paragraph-properties fo:text-align="center" style:justify-single-word="false"/>
      <style:text-properties officeooo:rsid="0004c011" officeooo:paragraph-rsid="0004c011"/>
    </style:style>
    <style:style style:name="P7" style:family="paragraph" style:parent-style-name="Standard">
      <style:paragraph-properties fo:text-align="start" style:justify-single-word="false"/>
      <style:text-properties officeooo:rsid="0004c011" officeooo:paragraph-rsid="0004c011"/>
    </style:style>
    <style:style style:name="P8" style:family="paragraph" style:parent-style-name="Standard">
      <style:paragraph-properties fo:text-align="start" style:justify-single-word="false"/>
      <style:text-properties officeooo:rsid="000531ee" officeooo:paragraph-rsid="000531ee"/>
    </style:style>
    <style:style style:name="P9" style:family="paragraph" style:parent-style-name="Standard">
      <style:paragraph-properties fo:text-align="start" style:justify-single-word="false"/>
      <style:text-properties officeooo:rsid="00063c8b" officeooo:paragraph-rsid="00063c8b"/>
    </style:style>
    <style:style style:name="P10" style:family="paragraph" style:parent-style-name="Standard">
      <style:paragraph-properties fo:text-align="start" style:justify-single-word="false"/>
      <style:text-properties officeooo:rsid="000716e2" officeooo:paragraph-rsid="000716e2"/>
    </style:style>
    <style:style style:name="P11" style:family="paragraph" style:parent-style-name="Standard">
      <style:paragraph-properties fo:text-align="start" style:justify-single-word="false"/>
      <style:text-properties officeooo:rsid="00090bb3" officeooo:paragraph-rsid="00090bb3"/>
    </style:style>
    <style:style style:name="P12" style:family="paragraph" style:parent-style-name="Standard">
      <style:paragraph-properties fo:text-align="start" style:justify-single-word="false"/>
      <style:text-properties officeooo:rsid="000a7ea0" officeooo:paragraph-rsid="000a7ea0"/>
    </style:style>
    <style:style style:name="P13" style:family="paragraph" style:parent-style-name="Standard">
      <style:paragraph-properties fo:text-align="start" style:justify-single-word="false"/>
      <style:text-properties officeooo:rsid="000af46d" officeooo:paragraph-rsid="000af46d"/>
    </style:style>
    <style:style style:name="P14" style:family="paragraph" style:parent-style-name="Standard">
      <style:paragraph-properties fo:text-align="start" style:justify-single-word="false"/>
      <style:text-properties officeooo:rsid="000b2867" officeooo:paragraph-rsid="000b2867"/>
    </style:style>
    <style:style style:name="P15" style:family="paragraph" style:parent-style-name="Standard">
      <style:paragraph-properties fo:text-align="start" style:justify-single-word="false"/>
      <style:text-properties officeooo:rsid="000d4ed2" officeooo:paragraph-rsid="000d4ed2"/>
    </style:style>
    <style:style style:name="P16" style:family="paragraph" style:parent-style-name="Standard">
      <style:paragraph-properties fo:text-align="start" style:justify-single-word="false"/>
      <style:text-properties officeooo:paragraph-rsid="000e7071"/>
    </style:style>
    <style:style style:name="P17" style:family="paragraph" style:parent-style-name="Standard">
      <style:paragraph-properties fo:text-align="start" style:justify-single-word="false"/>
      <style:text-properties officeooo:rsid="000e037b" officeooo:paragraph-rsid="000e037b"/>
    </style:style>
    <style:style style:name="P18" style:family="paragraph" style:parent-style-name="Standard">
      <style:paragraph-properties fo:text-align="start" style:justify-single-word="false"/>
      <style:text-properties officeooo:rsid="0011bdac" officeooo:paragraph-rsid="0011bdac"/>
    </style:style>
    <style:style style:name="P19" style:family="paragraph" style:parent-style-name="Standard">
      <style:paragraph-properties fo:text-align="center" style:justify-single-word="false"/>
      <style:text-properties officeooo:rsid="0011bdac" officeooo:paragraph-rsid="0011bdac"/>
    </style:style>
    <style:style style:name="P20" style:family="paragraph" style:parent-style-name="Standard">
      <style:paragraph-properties fo:text-align="start" style:justify-single-word="false"/>
      <style:text-properties officeooo:rsid="0012b9cf" officeooo:paragraph-rsid="0012b9cf"/>
    </style:style>
    <style:style style:name="P21" style:family="paragraph" style:parent-style-name="Standard">
      <style:paragraph-properties fo:text-align="start" style:justify-single-word="false"/>
      <style:text-properties officeooo:rsid="00141072" officeooo:paragraph-rsid="00141072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849d1" officeooo:paragraph-rsid="001849d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849d1" officeooo:paragraph-rsid="0018a8b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6f5c0" officeooo:paragraph-rsid="0018a8b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8a8b1" officeooo:paragraph-rsid="0018a8b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a8e29" officeooo:paragraph-rsid="001a8e2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ae2a0" officeooo:paragraph-rsid="001ae2a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d1ba9" officeooo:paragraph-rsid="001d1ba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c6fd3" officeooo:paragraph-rsid="001c6fd3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1ed606" officeooo:paragraph-rsid="001ed60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ed606" officeooo:paragraph-rsid="001ed60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ed606" officeooo:paragraph-rsid="001ed606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03abd" officeooo:paragraph-rsid="00203ab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1befc" officeooo:paragraph-rsid="0021befc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2c6a3" officeooo:paragraph-rsid="0022c6a3" style:font-weight-asian="normal" style:font-weight-complex="normal"/>
    </style:style>
    <style:style style:name="T1" style:family="text">
      <style:text-properties officeooo:rsid="00047361"/>
    </style:style>
    <style:style style:name="T2" style:family="text">
      <style:text-properties style:text-position="super 58%"/>
    </style:style>
    <style:style style:name="T3" style:family="text">
      <style:text-properties officeooo:rsid="000b0e8d"/>
    </style:style>
    <style:style style:name="T4" style:family="text">
      <style:text-properties officeooo:rsid="000c8380"/>
    </style:style>
    <style:style style:name="T5" style:family="text">
      <style:text-properties officeooo:rsid="000e7071"/>
    </style:style>
    <style:style style:name="T6" style:family="text">
      <style:text-properties fo:font-variant="normal" fo:text-transform="none" fo:color="#001d35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1d35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8" style:family="text">
      <style:text-properties officeooo:rsid="0014fcf4"/>
    </style:style>
    <style:style style:name="T9" style:family="text">
      <style:text-properties officeooo:rsid="00203abd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officeooo:rsid="0021be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g Boot</text:p>
      <text:p text:style-name="P1">Less no of annotation</text:p>
      <text:p text:style-name="P1">embedded server in boot</text:p>
      <text:p text:style-name="P1"/>
      <text:p text:style-name="P3">fundamentals</text:p>
      <text:p text:style-name="P1">JPA</text:p>
      <text:p text:style-name="P1">RESTApi</text:p>
      <text:p text:style-name="P1">Theme leaf(.html)</text:p>
      <text:p text:style-name="P1"/>
      <text:p text:style-name="P1"/>
      <text:p text:style-name="P1">Spring SECURITY</text:p>
      <text:p text:style-name="P1">tokens(2 step verfication)</text:p>
      <text:p text:style-name="P1">Role based authentication</text:p>
      <text:p text:style-name="P1"/>
      <text:p text:style-name="P1"/>
      <text:p text:style-name="P1"/>
      <text:p text:style-name="P5">while using .jsp use jasper dependency<text:span text:style-name="T1">(without jasper it download not render</text:span></text:p>
      <text:p text:style-name="P5"/>
      <text:p text:style-name="P5"/>
      <text:p text:style-name="P6">JPA</text:p>
      <text:p text:style-name="P6"/>
      <text:p text:style-name="P6"/>
      <text:p text:style-name="P7">java(object) <text:s text:c="38"/>JAP <text:s text:c="37"/>MySql</text:p>
      <text:p text:style-name="P7"/>
      <text:p text:style-name="P7">jpa convert java obj to query and query to object.</text:p>
      <text:p text:style-name="P7"/>
      <text:p text:style-name="P7"/>
      <text:p text:style-name="P7">@entity=to create table</text:p>
      <text:p text:style-name="P7">@Id=to make column primary key</text:p>
      <text:p text:style-name="P7">@generatevalue=to make auto increment</text:p>
      <text:p text:style-name="P7"/>
      <text:p text:style-name="P7"/>
      <text:p text:style-name="P8">jpaRepository&lt;class type,primary key datatype&gt;</text:p>
      <text:p text:style-name="P8"/>
      <text:p text:style-name="P8"/>
      <text:p text:style-name="P9">application.properties=jpa application.properties</text:p>
      <text:p text:style-name="P9">w3school connection with mysql</text:p>
      <text:p text:style-name="P9"/>
      <text:p text:style-name="P9">spring .jpa.show,sql=true</text:p>
      <text:p text:style-name="P9"/>
      <text:p text:style-name="P9">(two values update and create)</text:p>
      <text:p text:style-name="P9">spring.jpa.hibernate.ddl-auto=update(update the table or create if not found)</text:p>
      <text:p text:style-name="P9"/>
      <text:p text:style-name="P9">dialect=tells what database you are using</text:p>
      <text:p text:style-name="P9"/>
      <text:p text:style-name="P10">hibernet(HQL),Jpa(JQL)=platform independent</text:p>
      <text:p text:style-name="P10">sql(dependent)</text:p>
      <text:p text:style-name="P10"/>
      <text:p text:style-name="P10"/>
      <text:p text:style-name="P11">ioc container create proxy class for interface </text:p>
      <text:p text:style-name="P11"/>
      <text:p text:style-name="P11"/>
      <text:p text:style-name="P11"><text:soft-page-break/>Layers:</text:p>
      <text:p text:style-name="P11">view-&gt;controller-&gt;service-&gt;Repo-&gt;db</text:p>
      <text:p text:style-name="P11"/>
      <text:p text:style-name="P11"/>
      <text:p text:style-name="P12">@ResponseBody:</text:p>
      <text:p text:style-name="P12"><text:tab/></text:p>
      <text:p text:style-name="P12"/>
      <text:p text:style-name="P13">JPA custom method:naming convention</text:p>
      <text:p text:style-name="P13"><text:s/></text:p>
      <text:p text:style-name="P13">2<text:span text:style-name="T2">nd</text:span> way:write query<text:span text:style-name="T3">(@query)</text:span></text:p>
      <text:p text:style-name="P14">give db name to the query same as entity(J<text:span text:style-name="T4">PQL </text:span>works with entity)</text:p>
      <text:p text:style-name="P15">JPQL</text:p>
      <text:p text:style-name="P15">@Query(“select u from User u)</text:p>
      <text:p text:style-name="P15"/>
      <text:p text:style-name="P15">MySql</text:p>
      <text:p text:style-name="P15">@Query(value=”select*from user);</text:p>
      <text:p text:style-name="P15"/>
      <text:p text:style-name="P16"><text:span text:style-name="T5">Optional&lt;&gt;=</text:span><text:span text:style-name="T6">he </text:span><text:span text:style-name="Source_20_Text"><text:span text:style-name="T7">Optional</text:span></text:span><text:span text:style-name="T6"> class in Java is a container object that may or may not contain a non-null value. It was introduced in Java 8 to address the common problem of </text:span><text:span text:style-name="Source_20_Text"><text:span text:style-name="T7">NullPointerException</text:span></text:span><text:span text:style-name="T6">s. Instead of returning </text:span><text:span text:style-name="Source_20_Text"><text:span text:style-name="T7">null</text:span></text:span><text:span text:style-name="T6">, methods can return an </text:span><text:span text:style-name="Source_20_Text"><text:span text:style-name="T7">Optional</text:span></text:span><text:span text:style-name="T6"> object, signaling that a value might be absent. </text:span></text:p>
      <text:p text:style-name="P15"/>
      <text:p text:style-name="P17">@Table to keep table name diff</text:p>
      <text:p text:style-name="P17">@column to keep col name diff</text:p>
      <text:p text:style-name="P17">@Temporal to keep default value</text:p>
      <text:p text:style-name="P17">@Lob imgs</text:p>
      <text:p text:style-name="P17"/>
      <text:p text:style-name="P17">Q)diff btw hibernate and jpa</text:p>
      <text:p text:style-name="P17"/>
      <text:p text:style-name="P17"/>
      <text:p text:style-name="P17"/>
      <text:p text:style-name="P19">REST Api</text:p>
      <text:p text:style-name="P20">exchange info/communicate btw 2 computer</text:p>
      <text:p text:style-name="P20">platform independent</text:p>
      <text:p text:style-name="P18">Q)diff btw soap and REST</text:p>
      <text:p text:style-name="P18">Q)XML and JSON</text:p>
      <text:p text:style-name="P18"/>
      <text:p text:style-name="P21">server side rendering <text:span text:style-name="T8">(in mvc and jpa where server return page)</text:span></text:p>
      <text:p text:style-name="P21"/>
      <text:p text:style-name="P4">thunder and postman to test RESTAPI</text:p>
      <text:p text:style-name="P4"/>
      <text:p text:style-name="P24">success code 200,error 404</text:p>
      <text:p text:style-name="P23">whitout @RestController we can create api but with @responsebody</text:p>
      <text:p text:style-name="P22"/>
      <text:p text:style-name="P25">cascade in mysql=automatic add or delete from both</text:p>
      <text:p text:style-name="P26">mappedBy=without this new table is created </text:p>
      <text:p text:style-name="P28">bidirection relationship btw table</text:p>
      <text:p text:style-name="P27">@JsonManagedReference</text:p>
      <text:p text:style-name="P27">@JsonBackReference</text:p>
      <text:p text:style-name="P29">@jsonIgnore:ignore <text:s/>the cloumn we don’t want to see in op</text:p>
      <text:p text:style-name="P29"/>
      <text:p text:style-name="P29"/>
      <text:p text:style-name="P30"><text:soft-page-break/>Spring Security</text:p>
      <text:p text:style-name="P30"/>
      <text:p text:style-name="P31">cors-</text:p>
      <text:p text:style-name="P31">csrf-</text:p>
      <text:p text:style-name="P31"/>
      <text:p text:style-name="P31">*<text:span text:style-name="T9">configuration</text:span></text:p>
      <text:p text:style-name="P33">1.dependency</text:p>
      <text:p text:style-name="P33"><text:tab/>starter security(default web-based <text:span text:style-name="T10">&gt;to change use http</text:span><text:span text:style-name="T11">basic)\</text:span></text:p>
      <text:p text:style-name="P33">2.UserDetails:contail all info about user</text:p>
      <text:p text:style-name="P33">3.UserDetailService:interface (loadUserByusername() -&gt;return type Userdetails)</text:p>
      <text:p text:style-name="P33">4.security config <text:span text:style-name="T12">file</text:span></text:p>
      <text:p text:style-name="P33"/>
      <text:p text:style-name="P33"/>
      <text:p text:style-name="P34">#authorization</text:p>
      <text:p text:style-name="P34">1.role based</text:p>
      <text:p text:style-name="P35">(UserDetails is an interface contain both abstract and non abdstract(jdk-8 frature))</text:p>
      <text:p text:style-name="P3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3:29:32.146242891</meta:creation-date>
    <dc:date>2025-06-10T13:17:19.391147892</dc:date>
    <meta:editing-duration>PT3H44M33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3" meta:paragraph-count="73" meta:word-count="321" meta:character-count="2436" meta:non-whitespace-character-count="2102"/>
  </office:meta>
</office:document-meta>
</file>